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1" svg:font-family="'Noto Sans Symbol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Arial" fo:font-size="12pt" fo:font-weight="bold" style:font-name-asian="Arial1" style:font-size-asian="12pt" style:font-weight-asian="bold" style:font-name-complex="Arial1" style:font-size-complex="12pt" style:font-weight-complex="bold"/>
    </style:style>
    <style:style style:name="P2" style:family="paragraph" style:parent-style-name="Standard">
      <style:text-properties style:font-name="Arial" fo:font-size="14pt" style:font-name-asian="Arial1" style:font-size-asian="14pt" style:font-name-complex="Arial1" style:font-size-complex="14pt"/>
    </style:style>
    <style:style style:name="P3" style:family="paragraph" style:parent-style-name="Standard" style:list-style-name="WWNum2">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 style:family="paragraph" style:parent-style-name="Standard" style:list-style-name="WWNum2">
      <style:paragraph-properties fo:margin-left="0.5in" fo:margin-right="0in" fo:margin-top="0in" fo:margin-bottom="0.139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 style:family="paragraph" style:parent-style-name="Standard" style:list-style-name="WWNum1">
      <style:paragraph-properties fo:margin-left="0.5in" fo:margin-right="0in" fo:margin-top="0in" fo:margin-bottom="0.139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 style:family="paragraph" style:parent-style-name="Standard" style:list-style-name="WWNum3">
      <style:paragraph-properties fo:margin-left="0.5in" fo:margin-right="0in" fo:margin-top="0in" fo:margin-bottom="0.139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 style:family="paragraph" style:parent-style-name="Standard">
      <style:paragraph-properties fo:margin-left="0.25in" fo:margin-right="0in" fo:text-indent="0in" style:auto-text-indent="false"/>
    </style:style>
    <style:style style:name="P9" style:family="paragraph" style:parent-style-name="Standard">
      <style:paragraph-properties fo:margin-left="0in" fo:margin-right="0in" fo:text-indent="0.25in" style:auto-text-indent="false"/>
    </style:style>
    <style:style style:name="P10" style:family="paragraph" style:parent-style-name="Standard">
      <style:paragraph-properties fo:margin-left="0in" fo:margin-right="0in" fo:text-indent="0.25in" style:auto-text-indent="false"/>
      <style:text-properties style:font-name="Arial" fo:font-size="14pt" style:font-name-asian="Arial1" style:font-size-asian="14pt" style:font-name-complex="Arial1" style:font-size-complex="14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2" style:family="paragraph" style:parent-style-name="Standard" style:master-page-name="Standard">
      <style:paragraph-properties fo:text-align="center" style:justify-single-word="false" style:page-number="1"/>
    </style:style>
    <style:style style:name="T1" style:family="text">
      <style:text-properties style:font-name="Arial" fo:font-size="16pt" style:font-name-asian="Arial1" style:font-size-asian="16pt" style:font-name-complex="Arial1" style:font-size-complex="16pt"/>
    </style:style>
    <style:style style:name="T2" style:family="text">
      <style:text-properties style:font-name="Arial" fo:font-size="12pt" style:font-name-asian="Arial1" style:font-size-asian="12pt" style:font-name-complex="Arial1" style:font-size-complex="12pt"/>
    </style:style>
    <style:style style:name="T3" style:family="text">
      <style:text-properties style:font-name="Arial" fo:font-size="12pt" fo:font-weight="bold" style:font-name-asian="Arial1" style:font-size-asian="12pt" style:font-weight-asian="bold" style:font-name-complex="Arial1" style:font-size-complex="12pt" style:font-weight-complex="bold"/>
    </style:style>
    <style:style style:name="T4" style:family="text">
      <style:text-properties style:font-name="Arial" fo:font-size="12pt" fo:font-style="italic" style:font-name-asian="Arial1" style:font-size-asian="12pt" style:font-style-asian="italic" style:font-name-complex="Arial1" style:font-size-complex="12pt" style:font-style-complex="italic"/>
    </style:style>
    <style:style style:name="T5" style:family="text">
      <style:text-properties style:font-name="Arial" fo:font-size="14pt" style:font-name-asian="Arial1" style:font-size-asian="14pt" style:font-name-complex="Arial1" style:font-size-complex="14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9" style:family="text">
      <style:text-properties style:text-position="super 58%" style:font-name="Arial" fo:font-size="12pt" fo:font-weight="bold" style:font-name-asian="Arial1" style:font-size-asian="12pt" style:font-weight-asian="bold" style:font-name-complex="Arial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Mobile phone and social networking policy</text:span></text:p>
      <text:p text:style-name="Standard"><text:span text:style-name="T2">At extra time, we believe that our staff should be completely attentive during their hours of work, to ensure that all children in the out of school club receive good quality care and supervision. This is why personal mobile phones and other telephone devices are not to be used during working hours. They are to be turned off or put on silent and kept in the employee’s bag until break time or when they finish their shift. If staff are to wear a smart watch, they need to ensure that they let the owner know. </text:span></text:p>
      <text:p text:style-name="Standard"><text:span text:style-name="T2">If any member of staff feels that they need to be able to be contactable during working hours, they are to do one of the 3 following: -</text:span></text:p>
      <text:list xml:id="list3193524547" text:style-name="WWNum2">
        <text:list-item>
          <text:p text:style-name="P3"><text:span text:style-name="T6">Ensure that every family member has the telephone number of Extra time and only ring in extreme emergencies.</text:span></text:p>
        </text:list-item>
        <text:list-item>
          <text:p text:style-name="P3"><text:span text:style-name="T6">Set up a voice message on their mobiles answering machine, ensuring they leave works number on the message to enable them to contact them in emergency.</text:span></text:p>
        </text:list-item>
        <text:list-item>
          <text:p text:style-name="P5"><text:span text:style-name="T6">Redirect their calls to works phone so family members will get through in cases of emergency.</text:span></text:p>
        </text:list-item>
      </text:list>
      <text:p text:style-name="Standard"><text:span text:style-name="T3">Mobile Phones</text:span></text:p>
      <text:p text:style-name="Standard"><text:span text:style-name="T2">If a staff member is found with a personal mobile on their person without (Mandy Grosse) the owner knowing, whilst working in the setting during their working hours </text:span><text:span text:style-name="T4">Disciplinary action will be taken</text:span><text:span text:style-name="T2">, as the settings protocol is for staff to supervise children vigilantly, meaning not having any distractions.</text:span></text:p>
      <text:list xml:id="list2713686589" text:style-name="WWNum1">
        <text:list-item>
          <text:p text:style-name="P4"><text:span text:style-name="T6">Mobile phones are NOT to be turned onto loud / ringing during working hours, if an employee has personal issues and family or working professional such as GP may need to contact them, they need to get permission from Mandy Grosse, or the person in charge of the session in the event that Mandy Grosse is not on site.</text:span></text:p>
        </text:list-item>
        <text:list-item>
          <text:p text:style-name="P4"><text:span text:style-name="T6">Mobile phones (with the exception of Works phone, and Mandy G phone (used for emails/facebook messages) <text:s/>must not be used unless on a designated break, and then this must be away from the children in a different room. </text:span></text:p>
        </text:list-item>
        <text:list-item>
          <text:p text:style-name="P6"><text:span text:style-name="T6">Mobile phones must be stored safely in staff bags at all times during working hours of your working day, Mandy Grosse is not responsible for any loss or damage of any items belonging to staff.</text:span></text:p>
        </text:list-item>
      </text:list>
      <text:p text:style-name="P8"><text:span text:style-name="T2">During outings staff will only use their mobile phones in emergencies, (such as a child becoming lost, to enable them to keep in contact with other staff members) but preferably they will be able to use the walky talkies. <text:s/>NO photographs should be taken of children on a phone, (</text:span><text:span text:style-name="T4">except for the ones we take on works phone, as a way of knowing what the children look like, in case of <text:s/>a lost child whilst on trips, these are to be deleted as soon as we return to the setting after our trip out</text:span><text:span text:style-name="T2">). </text:span></text:p>
      <text:p text:style-name="P8"><text:span text:style-name="T2">Parents / adults are asked to refrain from using their mobile phone whilst dropping off and picking up their children, this in not only for safeguarding reasons, it is also , so staff can talk to the parent / adult about any issues they may be. </text:span></text:p>
      <text:p text:style-name="Standard"><text:span text:style-name="T3">Social Network Sites</text:span></text:p>
      <text:p text:style-name="Standard"><text:span text:style-name="T2"><text:s/>We also feel that restrictions need to be in place when they access social network sites. Extra time has a high reputation to upkeep and comments made on sites such as (and this list is not exhausted) “</text:span><text:span text:style-name="T4">face book / Instagram/twitter</text:span><text:span text:style-name="T2">” could have an impact on how parents using the out of school club view the staff.</text:span></text:p>
      <text:p text:style-name="Standard"><text:span text:style-name="T2">We have our own face book account now, there will be no photographs put on this site of children at any time. The parents of the club will have to become a friend on the site before being able to access the site. If there is a time that anyone abuses the site, we will close the site down.</text:span></text:p>
      <text:list xml:id="list131045550039248" text:continue-numbering="true" text:style-name="WWNum1">
        <text:list-item>
          <text:p text:style-name="P4"><text:span text:style-name="T6">Staff must not post anything onto a social networking site such as ‘face book/twitter’ that could be construed to have any impact on extra time’s reputation.</text:span></text:p>
        </text:list-item>
        <text:list-item>
          <text:p text:style-name="P4"><text:span text:style-name="T6">Staff must not post anything onto a social network site that would offend any other member of staff, parent or child using the out of school club.</text:span></text:p>
        </text:list-item>
        <text:list-item>
          <text:p text:style-name="P4"><text:span text:style-name="T6">If staff choose to allow parents to view their page on a social network site then this relationship must remain professional at all times.</text:span></text:p>
        </text:list-item>
        <text:list-item>
          <text:p text:style-name="P6"><text:span text:style-name="T6">If any of the above points are not followed then the member of staff involved will face disciplinary action, which could result in dismissal.</text:span></text:p>
        </text:list-item>
      </text:list>
      <text:p text:style-name="Standard"><text:span text:style-name="T3">Digital imagery, (iPad, ipods, watches and any other imagery and sharing devices ) </text:span></text:p>
      <text:p text:style-name="Standard"><text:span text:style-name="T2">Extra Time recognises the importance of the use of digital cameras and video recording, to celebrate the children’s achievements. It is also a useful tool for practitioners to show parents what their children have been doing whilst attending the out of school club.</text:span></text:p>
      <text:p text:style-name="Standard"><text:span text:style-name="T2">Parents will be asked on their child’s registration form to declare that they have no objections and give the staff permission to take photographs of their child to be used in and around the setting, which will be displayed safely and in line with data protection guidelines. If a parent wishes at any time to withdraw their permission, they must tell the staff immediately. </text:span></text:p>
      <text:p text:style-name="Standard"><text:span text:style-name="T2">Extra Time staff will only use the out of school club camera to take pictures of the children, and the camera will be locked away in a cupboard at all times when the club is closed. The camera and memory card is to be taken out of the setting to be developed, there are only two members of staff able to do this, these are: Mandy Grosse and Natalie Walton, if any other member of staff takes the card out of the setting without consent from Mandy Grosse, disciplinary action </text:span><text:span text:style-name="T3">WILL </text:span><text:span text:style-name="T2">be taken.</text:span></text:p>
      <text:p text:style-name="Standard"><text:span text:style-name="T2">In exceptional circumstances parents’ may be asked to sign another permission slip if any media are to be used in other instances, for EG a dvd recording of a play.</text:span></text:p>
      <text:p text:style-name="Standard"><text:soft-page-break/><text:span text:style-name="T2">Staff are NOT permitted to take photos or video the children with their own mobile phones as their personal phones are not permitted within the areas where the children are, whether indoor or outdoor. Any staff found taking photos or videoing will be disciplined as breach of contract and policy and this could result in immediate dismissal. </text:span></text:p>
      <text:p text:style-name="Standard"><text:span text:style-name="T2">Any photographs taken and printed will be kept on site at all times, put into photo albums. If when the children leave club, and we have any photographs that have only got those particular children on, we will pass these onto their parents, as reminders of their time with us. </text:span></text:p>
      <text:p text:style-name="Standard"><text:span text:style-name="T2">Children are NOT allowed to allowed to use mobile phones, IPods, IPads or any other digital imagery or sharing devices, except the Nintendo switch and DS’s, where we the staff can safely monitor any sharing between the children in our setting. <text:s/></text:span></text:p>
      <text:p text:style-name="Standard"><text:span text:style-name="T3">Fitbits, I-watches and any other wrist technology</text:span></text:p>
      <text:p text:style-name="Standard"><text:span text:style-name="T2">Staff, parents and child who own one of these, should ensure that no one has access to them whilst within the area where the children are playing, as these hold information on them, which could cause a breach of data protection, confidentiality, safeguarding polices within the setting. Any one seen to be sharing information with anyone else whilst in the vicinity of the children play areas, will be challenged and given a reason why we should not do this, if this person is a member of staff, they maybe issued with a disciplinary order, due to the fact that they know the data protection and confidentiality policies in club, and have signed to say that they will adhere to them at all times.</text:span></text:p>
      <text:p text:style-name="Standard"><text:span text:style-name="T3">This policy was reviewed on: 12</text:span><text:span text:style-name="T9">th</text:span><text:span text:style-name="T3"> April 2025</text:span></text:p>
      <text:p text:style-name="Standard"><text:span text:style-name="T3">Signed on behalf of the club:</text:span></text:p>
      <text:p text:style-name="Standard"><text:span text:style-name="T3">Position in the club: </text:span><text:span text:style-name="T2">owner</text:span></text:p>
      <text:p text:style-name="Standard"><text:span text:style-name="T3">Date for review: <text:s text:c="3"/></text:span><text:span text:style-name="T2">April 2026</text:span></text:p>
      <text:p text:style-name="P1"/>
      <text:p text:style-name="P1"/>
      <text:p text:style-name="P1"/>
      <text:p text:style-name="P1"/>
      <text:p text:style-name="Standard"><text:span text:style-name="T5">I the undersigned, am signing to say that I have reviewed this policy with the team, and will adhere to the policy at all times. </text:span></text:p>
      <text:list xml:id="list1861904377" text:style-name="WWNum3">
        <text:list-item>
          <text:p text:style-name="P7"><text:span text:style-name="T7">Grosse<text:tab/> <text:s text:c="36"/>Date:</text:span></text:p>
        </text:list-item>
      </text:list>
      <text:p text:style-name="P2"/>
      <text:p text:style-name="P9"><text:span text:style-name="T5">N. Walton:<text:tab/><text:tab/><text:tab/><text:tab/><text:tab/>Date:</text:span></text:p>
      <text:p text:style-name="P2"/>
      <text:p text:style-name="P9"><text:span text:style-name="T5">H. Bailey:<text:tab/><text:tab/><text:tab/><text:tab/><text:tab/>Date:</text:span></text:p>
      <text:p text:style-name="P2"/>
      <text:p text:style-name="P9"><text:span text:style-name="T5">T. Quinn:<text:tab/> <text:s text:c="37"/>Date:</text:span></text:p>
      <text:p text:style-name="P10"/>
      <text:p text:style-name="P9"><text:span text:style-name="T5">M. Wright: <text:tab/><text:tab/><text:tab/><text:tab/><text:tab/>Date:</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Head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text:span text:style-name="MT1">Policy and procedures for extra time out of school club <text:s text:c="38"/>reviewed <text:s text:c="2"/>April 202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11T09:18:00</meta:creation-date>
    <meta:initial-creator>Mandy</meta:initial-creator>
    <meta:document-statistic meta:table-count="0" meta:image-count="0" meta:object-count="0" meta:page-count="2" meta:paragraph-count="41" meta:word-count="1340" meta:character-count="7565" meta:non-whitespace-character-count="6131"/>
    <meta:generator>LibreOfficeDev/6.0.5.2$Linux_X86_64 LibreOffice_project/</meta:generator>
  </office:meta>
</office:document-meta>
</file>